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1" table:number-matrix-columns-spanned="1" table:number-matrix-rows-spanned="4" table:formula="of:=IF([.A1:.A4]&gt;2;1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5">00.00.0000</text:date>, <text:time style:data-style-name="N2" text:time-value="21:59:55.3137378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</meta:initial-creator>
    <meta:creation-date>2016-10-11T14:09:29.209366072</meta:creation-date>
    <dc:date>2018-07-15T22:01:15.673698154</dc:date>
    <dc:creator>-- </dc:creator>
    <meta:editing-duration>PT5M6S</meta:editing-duration>
    <meta:editing-cycles>2</meta:editing-cycles>
    <meta:generator>LibreOffice/5.1.6.2$Linux_X86_64 LibreOffice_project/10m0$Build-2</meta:generator>
    <meta:document-statistic meta:table-count="1" meta:cell-count="8" meta:object-count="0"/>
  </office:meta>
</office:document-meta>
</file>